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6C000000269766BF9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Footnote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/>
    </style:style>
    <style:style style:name="P4" style:family="paragraph" style:parent-style-name="Standard">
      <style:text-properties style:font-name="Arial1" fo:font-size="12pt" style:font-size-asian="12pt" style:font-size-complex="12pt"/>
    </style:style>
    <style:style style:name="P5" style:family="paragraph" style:parent-style-name="Standard">
      <style:text-properties style:font-name="Arial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Header">
      <style:paragraph-properties fo:margin-top="0.199cm" fo:margin-bottom="0cm" style:contextual-spacing="false"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P7" style:family="paragraph" style:parent-style-name="Header">
      <style:paragraph-properties fo:margin-top="0cm" fo:margin-bottom="0.199cm" style:contextual-spacing="false"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P8" style:family="paragraph" style:parent-style-name="Header">
      <style:paragraph-properties fo:margin-top="0.199cm" fo:margin-bottom="0.199cm" style:contextual-spacing="false" fo:text-align="center" style:justify-single-word="false" fo:background-color="transparent" style:snap-to-layout-grid="false">
        <style:background-image/>
      </style:paragraph-properties>
      <style:text-properties style:font-name="Arial" fo:font-size="11pt" fo:font-weight="bold" style:font-size-asian="11pt" style:font-weight-asian="bold" style:font-size-complex="11pt"/>
    </style:style>
    <style:style style:name="P9" style:family="paragraph" style:parent-style-name="Table_20_Contents">
      <style:paragraph-properties fo:margin-top="0.101cm" fo:margin-bottom="0.101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 style:master-page-name="First_20_Page">
      <style:paragraph-properties style:page-number="auto"/>
      <style:text-properties style:font-name="Arial1" fo:font-size="12pt" style:font-size-asian="12pt" style:font-size-complex="12pt"/>
    </style:style>
    <style:style style:name="P11" style:family="paragraph" style:parent-style-name="Standard" style:list-style-name="L1">
      <style:paragraph-properties fo:margin-top="0.212cm" fo:margin-bottom="0cm" style:contextual-spacing="false" fo:line-height="150%" fo:text-align="justify" style:justify-single-word="false"/>
      <style:text-properties style:font-name="Arial1" style:font-name-complex="Arial1"/>
    </style:style>
    <style:style style:name="P12" style:family="paragraph" style:parent-style-name="Standard" style:list-style-name="L1">
      <style:paragraph-properties fo:margin-top="0.212cm" fo:margin-bottom="0cm" style:contextual-spacing="false" fo:line-height="150%" fo:text-align="justify" style:justify-single-word="false"/>
      <style:text-properties style:font-name="Arial1" officeooo:paragraph-rsid="000c59e1" style:font-name-complex="Arial1"/>
    </style:style>
    <style:style style:name="P13" style:family="paragraph" style:parent-style-name="Standard" style:list-style-name="L1">
      <style:paragraph-properties fo:margin-top="0.212cm" fo:margin-bottom="0cm" style:contextual-spacing="false" fo:line-height="150%" fo:text-align="justify" style:justify-single-word="false">
        <style:tab-stops>
          <style:tab-stop style:position="0.635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Arial1" fo:font-size="12pt" fo:font-weight="normal" style:font-name-asian="Comic Sans MS" style:font-size-asian="12pt" style:font-weight-asian="normal" style:font-name-complex="Arial1" style:font-size-complex="12pt" style:font-weight-complex="normal"/>
    </style:style>
    <style:style style:name="P14" style:family="paragraph" style:parent-style-name="Standard" style:list-style-name="L2">
      <style:paragraph-properties fo:margin-top="0.212cm" fo:margin-bottom="0cm" style:contextual-spacing="false" fo:line-height="150%" fo:text-align="justify" style:justify-single-word="false"/>
      <style:text-properties officeooo:paragraph-rsid="000c59e1"/>
    </style:style>
    <style:style style:name="T1" style:family="text">
      <style:text-properties fo:language="es" fo:country="ES"/>
    </style:style>
    <style:style style:name="T2" style:family="text">
      <style:text-properties style:text-underline-style="none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officeooo:rsid="000c59e1"/>
    </style:style>
    <style:style style:name="T5" style:family="text">
      <style:text-properties style:font-name="Arial1" officeooo:rsid="000c59e1" style:font-name-complex="Arial1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5"><text:span text:style-name="T2"><text:tab/></text:span><text:span text:style-name="T3">Consultes SQL</text:span><text:span text:style-name="T2"><text:tab/></text:span></text:p>
      <text:p text:style-name="P4"/>
      <text:list xml:id="list7248565365432659560" text:style-name="L1">
        <text:list-item>
          <text:p text:style-name="P11">Llista els codis d'oficina dels empleats. (cada codi d'oficina només pot aparèixer una vegada) </text:p>
        </text:list-item>
        <text:list-item>
          <text:p text:style-name="P11">Llista el nom dels empleats de l’oficina 12 que tinguin més de 30 anys </text:p>
        </text:list-item>
        <text:list-item>
          <text:p text:style-name="P11">Llista els empleats <text:s/>(numemp, nom) que tinguin vendes que superen el seu salari .</text:p>
        </text:list-item>
        <text:list-item>
          <text:p text:style-name="P11">Llista els empleats (numemp, nom) contractats amb data anterior a l’1 de gener de 1988.</text:p>
        </text:list-item>
        <text:list-item>
          <text:p text:style-name="P11">Fes el mateix que en la consulta 4 però utilitzant l’any.</text:p>
        </text:list-item>
        <text:list-item>
          <text:p text:style-name="P11">Llista les oficines que tenen unes vendes per sota del 80% del seu objectiu. </text:p>
        </text:list-item>
        <text:list-item>
          <text:p text:style-name="P11">Llista les oficines dirigides per l’empleat 108.</text:p>
        </text:list-item>
        <text:list-item>
          <text:p text:style-name="P11">Llista els empleats que tenen unes vendes compreses entre 100.000 i 500.000</text:p>
        </text:list-item>
        <text:list-item>
          <text:p text:style-name="P11">S’ha d’obtenir el mateix que en l’apartat anterior però amb diferent condició.</text:p>
        </text:list-item>
        <text:list-item>
          <text:p text:style-name="P11">Llista els empleats (numemp, nom) de les oficines 12, 14 i 16</text:p>
        </text:list-item>
        <text:list-item>
          <text:p text:style-name="P11">Llista els empleats (numemp, nom) de les oficines 12, 14 i 16 (utilitzar una altra forma per obtenir el mateix)</text:p>
        </text:list-item>
        <text:list-item>
          <text:p text:style-name="P11">Llista les oficines que no tenen director.</text:p>
        </text:list-item>
        <text:list-item>
          <text:p text:style-name="P11">Llista els empleats assignats a alguna oficina (els que tenen un valor a la columna oficina).</text:p>
        </text:list-item>
        <text:list-item>
          <text:p text:style-name="P11">Llista els empleats (numemp, nom) que tenen un nom que comença per Luis.</text:p>
        </text:list-item>
        <text:list-item>
          <text:p text:style-name="P11">Llista els empleats (numemp, nom) que tenen un nom que conté Luis. En aquest cas també sortiria l’empleat José Luis</text:p>
        </text:list-item>
        <text:list-item>
          <text:p text:style-name="P11">Llista els empleats que tenen un nom que conté una ‘a’ com a tercera lletra</text:p>
        </text:list-item>
        <text:list-item>
          <text:p text:style-name="P11"><text:soft-page-break/>Obtenir una llista de tots el productes indicant per a cadascú el seu codfab, codprod, descripció, preu i preu amb I.V.A. inclòs (és el preu anterior augmentant en un <text:span text:style-name="T4">21</text:span>%) </text:p>
        </text:list-item>
        <text:list-item>
          <text:p text:style-name="P11">De cada comanda volem saber el número de comanda, codfab, codprod, quantitat, preu unitari i import. </text:p>
        </text:list-item>
        <text:list-item>
          <text:p text:style-name="P12">Llistar de cada empleat el seu nom, núm. de dies que porta treballant a l’empresa i el seu any de naixement (suposant que aquest any ja ha complert anys). <text:span text:style-name="T4">Funcions que hem de conèixer: </text:span></text:p>
        </text:list-item>
      </text:list>
      <text:list xml:id="list3775804037187870929" text:style-name="L2">
        <text:list-item>
          <text:list>
            <text:list-item>
              <text:p text:style-name="P14"><text:span text:style-name="T5">datediff(data1, data2) ens retorna la diferència de dies entre data1 i data2.</text:span></text:p>
            </text:list-item>
            <text:list-item>
              <text:p text:style-name="P14"><text:span text:style-name="T5">Curdate() ens retorna la data actual del sistema.</text:span></text:p>
            </text:list-item>
          </text:list>
        </text:list-item>
      </text:list>
      <text:list xml:id="list191403666002648" text:continue-list="list7248565365432659560" text:style-name="L1">
        <text:list-item>
          <text:p text:style-name="P11">Obtenir les oficines ordenades per ordre alfabètic de regió i dins de cada regió per ciutat. Si hi ha més d’una oficina en la mateixa ciutat, apareixerà primer la que tingui el número d’oficina major. </text:p>
        </text:list-item>
        <text:list-item>
          <text:p text:style-name="P11">Obtenir les comandes ordenades per data de comanda.</text:p>
        </text:list-item>
        <text:list-item>
          <text:p text:style-name="P11">Llistar tota la informació de les comandes de març.</text:p>
        </text:list-item>
        <text:list-item>
          <text:p text:style-name="P11">Llistar els números dels empleats que tenen una oficina assignada. </text:p>
        </text:list-item>
        <text:list-item>
          <text:p text:style-name="P11">Llistar els números de les oficines que no tenen director. </text:p>
        </text:list-item>
        <text:list-item>
          <text:p text:style-name="P11">Llistar les dades de les oficines de les regions del nord i de l’est (han d’aparèixer primer les del nord i després les de l’est).</text:p>
        </text:list-item>
        <text:list-item>
          <text:p text:style-name="P11">Llistar els empleats de nom Julia. </text:p>
        </text:list-item>
        <text:list-item>
          <text:p text:style-name="P13">Llistar els productes que tinguin un codprod que acabi en x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ca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ca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)" style:num-format="a" style:num-letter-sync="true">
        <style:list-level-properties text:space-before="1.376cm" text:min-label-width="0.635cm"/>
      </text:list-level-style-number>
      <text:list-level-style-number text:level="2" style:num-suffix="." style:num-format="a" style:num-letter-sync="true">
        <style:list-level-properties text:space-before="2.646cm" text:min-label-width="0.635cm"/>
      </text:list-level-style-number>
      <text:list-level-style-number text:level="3" style:num-suffix="." style:num-format="i">
        <style:list-level-properties text:min-label-width="4.551cm" text:min-label-distance="0.318cm" fo:text-align="end"/>
      </text:list-level-style-number>
      <text:list-level-style-number text:level="4" style:num-suffix="." style:num-format="1">
        <style:list-level-properties text:space-before="5.186cm" text:min-label-width="0.635cm"/>
      </text:list-level-style-number>
      <text:list-level-style-number text:level="5" style:num-suffix="." style:num-format="a" style:num-letter-sync="true">
        <style:list-level-properties text:space-before="6.456cm" text:min-label-width="0.635cm"/>
      </text:list-level-style-number>
      <text:list-level-style-number text:level="6" style:num-suffix="." style:num-format="i">
        <style:list-level-properties text:min-label-width="8.361cm" text:min-label-distance="0.318cm" fo:text-align="end"/>
      </text:list-level-style-number>
      <text:list-level-style-number text:level="7" style:num-suffix="." style:num-format="1">
        <style:list-level-properties text:space-before="8.996cm" text:min-label-width="0.635cm"/>
      </text:list-level-style-number>
      <text:list-level-style-number text:level="8" style:num-suffix="." style:num-format="a" style:num-letter-sync="true">
        <style:list-level-properties text:space-before="10.266cm" text:min-label-width="0.635cm"/>
      </text:list-level-style-number>
      <text:list-level-style-number text:level="9" style:num-suffix="." style:num-format="i">
        <style:list-level-properties text:min-label-width="12.171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3" style:family="table">
      <style:table-properties style:width="16.695cm" fo:margin-left="0cm" fo:margin-right="-0.012cm" table:align="margins" style:writing-mode="lr-tb"/>
    </style:style>
    <style:style style:name="Taula3.A" style:family="table-column">
      <style:table-column-properties style:column-width="5.318cm" style:rel-column-width="20875*"/>
    </style:style>
    <style:style style:name="Taula3.B" style:family="table-column">
      <style:table-column-properties style:column-width="7.699cm" style:rel-column-width="30222*"/>
    </style:style>
    <style:style style:name="Taula3.C" style:family="table-column">
      <style:table-column-properties style:column-width="3.678cm" style:rel-column-width="14438*"/>
    </style:style>
    <style:style style:name="Taula3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3.C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note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P3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/>
    </style:style>
    <style:style style:name="MP4" style:family="paragraph" style:parent-style-name="Header">
      <style:paragraph-properties fo:margin-top="0.199cm" fo:margin-bottom="0cm" style:contextual-spacing="false"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MP5" style:family="paragraph" style:parent-style-name="Header">
      <style:paragraph-properties fo:margin-top="0cm" fo:margin-bottom="0.199cm" style:contextual-spacing="false"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MP6" style:family="paragraph" style:parent-style-name="Header">
      <style:paragraph-properties fo:margin-top="0.199cm" fo:margin-bottom="0.199cm" style:contextual-spacing="false" fo:text-align="center" style:justify-single-word="false" fo:background-color="transparent" style:snap-to-layout-grid="false">
        <style:background-image/>
      </style:paragraph-properties>
      <style:text-properties style:font-name="Arial" fo:font-size="11pt" fo:font-weight="bold" style:font-size-asian="11pt" style:font-weight-asian="bold" style:font-size-complex="11pt"/>
    </style:style>
    <style:style style:name="MP7" style:family="paragraph" style:parent-style-name="Table_20_Contents">
      <style:paragraph-properties fo:margin-top="0.101cm" fo:margin-bottom="0.101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MT1" style:family="text">
      <style:text-properties fo:language="es" fo:country="ES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0.63cm" fo:margin-left="3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11cm" fo:margin-left="0cm" fo:margin-right="0cm" fo:margin-bottom="0.612cm" style:dynamic-spacing="true"/>
      </style:header-style>
      <style:footer-style>
        <style:header-footer-properties fo:min-height="0.956cm" fo:margin-left="0cm" fo:margin-right="0cm" fo:margin-top="0.857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<text:tab/><text:tab/></text:span>Pàgina <text:page-number text:select-page="current">2</text:page-number> de <text:page-count style:num-format="1">2</text:page-count></text:p>
      </style:footer>
    </style:master-page>
    <style:master-page style:name="First_20_Page" style:display-name="First Page" style:page-layout-name="Mpm1" style:next-style-name="Standard">
      <style:header>
        <table:table table:name="Taula3" table:style-name="Taula3">
          <table:table-column table:style-name="Taula3.A"/>
          <table:table-column table:style-name="Taula3.B"/>
          <table:table-column table:style-name="Taula3.C"/>
          <table:table-row>
            <table:table-cell table:style-name="Taula3.A1" office:value-type="string">
              <text:p text:style-name="MP3"/>
            </table:table-cell>
            <table:table-cell table:style-name="Taula3.B1" office:value-type="string">
              <text:p text:style-name="MP4">UF2C1P2</text:p>
              <text:p text:style-name="MP5">M02 – Gestió de Bases de Dades<draw:frame draw:style-name="Mfr1" draw:name="Imatges1" text:anchor-type="char" svg:x="-4.757cm" svg:y="-0.46cm" svg:width="3.93cm" svg:height="1.379cm" draw:z-index="0"><draw:image xlink:href="Pictures/100000000000006C000000269766BF97.png" xlink:type="simple" xlink:show="embed" xlink:actuate="onLoad"/></draw:frame></text:p>
            </table:table-cell>
            <table:table-cell table:style-name="Taula3.C1" office:value-type="string">
              <text:p text:style-name="MP6">Administració de Sistemes Informàtics en Xarxa</text:p>
            </table:table-cell>
          </table:table-row>
          <table:table-row>
            <table:table-cell table:style-name="Taula3.A2" table:number-columns-spanned="3" office:value-type="string">
              <text:p text:style-name="MP7">Nom: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2"><text:tab/><text:tab/>Pàgina <text:page-number text:select-page="current">1</text:page-number> de <text:page-count style:num-format="1"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ks</meta:initial-creator>
    <meta:creation-date>2007-09-15T16:35:00</meta:creation-date>
    <dc:date>2015-02-02T19:14:02.247073755</dc:date>
    <meta:print-date>2004-09-14T16:47:00</meta:print-date>
    <meta:editing-cycles>41</meta:editing-cycles>
    <meta:editing-duration>PT5H15M25S</meta:editing-duration>
    <meta:document-statistic meta:table-count="1" meta:image-count="1" meta:object-count="0" meta:page-count="2" meta:paragraph-count="36" meta:word-count="483" meta:character-count="2682" meta:non-whitespace-character-count="2246"/>
    <meta:user-defined meta:name="Informació 1"/>
    <meta:user-defined meta:name="Informació 2"/>
    <meta:user-defined meta:name="Informació 3"/>
    <meta:user-defined meta:name="Informació 4"/>
  </office:meta>
</office:document-meta>
</file>